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563c1"/>
    </style:style>
    <style:style style:name="gr5" style:family="graphic" style:parent-style-name="standard">
      <style:graphic-properties draw:stroke="solid" svg:stroke-width="0.035cm" svg:stroke-color="#fb0207" draw:stroke-linejoin="miter" svg:stroke-linecap="butt" draw:fill="non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563c1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Arial1" fo:font-size="9pt" style:font-size-asian="9pt" style:font-name-complex="Arial1" style:font-size-complex="9pt"/>
    </style:style>
    <style:style style:name="T2" style:family="text">
      <style:text-properties fo:color="#000000" loext:opacity="100%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4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563c1" loext:opacity="100%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45cm" svg:height="0.357cm" svg:x="2.541cm" svg:y="26.329cm">
          <draw:text-box>
            <text:p text:style-name="P1"><text:span text:style-name="T1">PhenomX Health, <text:s/>Copyright © 2021, 2022 </text:span></text:p>
          </draw:text-box>
        </draw:frame>
        <draw:frame draw:style-name="gr1" draw:text-style-name="P2" draw:layer="layout" svg:width="1.725cm" svg:height="0.357cm" svg:x="17.434cm" svg:y="26.329cm">
          <draw:text-box>
            <text:p text:style-name="P1"><text:span text:style-name="T1">Page 1 of 3 </text:span></text:p>
          </draw:text-box>
        </draw:frame>
        <draw:frame draw:style-name="gr2" draw:text-style-name="P3" draw:layer="layout" svg:width="13.053cm" svg:height="0.712cm" svg:x="4.359cm" svg:y="1.234cm">
          <draw:text-box>
            <text:p text:style-name="P1"><text:span text:style-name="T2">MUTUAL NON-DISCLOSURE AGREEMENT </text:span></text:p>
          </draw:text-box>
        </draw:frame>
        <draw:frame draw:style-name="gr3" draw:text-style-name="P4" draw:layer="layout" svg:width="0.422cm" svg:height="0.475cm" svg:x="2.541cm" svg:y="1.95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6.406cm" svg:height="0.475cm" svg:x="2.541cm" svg:y="2.652cm">
          <draw:text-box>
            <text:p text:style-name="P1"><text:span text:style-name="T3">This Agreement is entered into as of the ___ day of _____________________, </text:span><text:span text:style-name="T3">20___, </text:span></text:p>
          </draw:text-box>
        </draw:frame>
        <draw:frame draw:style-name="gr3" draw:text-style-name="P4" draw:layer="layout" svg:width="16.513cm" svg:height="0.475cm" svg:x="2.541cm" svg:y="3.384cm">
          <draw:text-box>
            <text:p text:style-name="P1"><text:span text:style-name="T3">the “Effective Date”, by and between </text:span><text:span text:style-name="T4">PhenomX</text:span><text:span text:style-name="T3"> Health, hereinafter known as “Party </text:span><text:span text:style-name="T3">A”, </text:span></text:p>
          </draw:text-box>
        </draw:frame>
        <draw:frame draw:style-name="gr3" draw:text-style-name="P4" draw:layer="layout" svg:width="13.697cm" svg:height="0.475cm" svg:x="2.541cm" svg:y="4.108cm">
          <draw:text-box>
            <text:p text:style-name="P1"><text:span text:style-name="T3">and ____________________________, hereinafter known as "Party B". </text:span></text:p>
          </draw:text-box>
        </draw:frame>
        <draw:frame draw:style-name="gr3" draw:text-style-name="P4" draw:layer="layout" svg:width="0.422cm" svg:height="0.475cm" svg:x="2.541cm" svg:y="5.0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191cm" svg:height="0.475cm" svg:x="3.812cm" svg:y="5.051cm">
          <draw:text-box>
            <text:p text:style-name="P1"><text:span text:style-name="T3">WHEREAS Party A and the Party B, hereinafter known as the “Parties”, have an </text:span></text:p>
          </draw:text-box>
        </draw:frame>
        <draw:frame draw:style-name="gr3" draw:text-style-name="P4" draw:layer="layout" svg:width="16.216cm" svg:height="0.475cm" svg:x="2.541cm" svg:y="5.536cm">
          <draw:text-box>
            <text:p text:style-name="P1"><text:span text:style-name="T3">interest in participating in discussions wherein either Party may share information with </text:span></text:p>
          </draw:text-box>
        </draw:frame>
        <draw:frame draw:style-name="gr3" draw:text-style-name="P4" draw:layer="layout" svg:width="16.144cm" svg:height="0.475cm" svg:x="2.541cm" svg:y="6.03cm">
          <draw:text-box>
            <text:p text:style-name="P1"><text:span text:style-name="T3">the other that the disclosing Party considers to be proprietary and confidential to itself </text:span></text:p>
          </draw:text-box>
        </draw:frame>
        <draw:frame draw:style-name="gr3" draw:text-style-name="P4" draw:layer="layout" svg:width="6.115cm" svg:height="0.475cm" svg:x="2.541cm" svg:y="6.515cm">
          <draw:text-box>
            <text:p text:style-name="P1"><text:span text:style-name="T3">(“Confidential Information”); and </text:span></text:p>
          </draw:text-box>
        </draw:frame>
        <draw:frame draw:style-name="gr3" draw:text-style-name="P4" draw:layer="layout" svg:width="0.422cm" svg:height="0.475cm" svg:x="2.541cm" svg:y="7.2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3.913cm" svg:height="0.475cm" svg:x="3.812cm" svg:y="7.213cm">
          <draw:text-box>
            <text:p text:style-name="P1"><text:span text:style-name="T3">WHEREAS the Parties agree that Confidential Information of a Party may </text:span></text:p>
          </draw:text-box>
        </draw:frame>
        <draw:frame draw:style-name="gr3" draw:text-style-name="P4" draw:layer="layout" svg:width="16.211cm" svg:height="0.475cm" svg:x="2.541cm" svg:y="7.698cm">
          <draw:text-box>
            <text:p text:style-name="P1"><text:span text:style-name="T3">include, but not be limited to, that Party’s: (1) business plans, methods, and practices; </text:span></text:p>
          </draw:text-box>
        </draw:frame>
        <draw:frame draw:style-name="gr3" draw:text-style-name="P4" draw:layer="layout" svg:width="16.389cm" svg:height="0.475cm" svg:x="2.541cm" svg:y="8.183cm">
          <draw:text-box>
            <text:p text:style-name="P1"><text:span text:style-name="T3">(2) personnel, customers, and suppliers; (3) inventions, processes, methods, products, </text:span></text:p>
          </draw:text-box>
        </draw:frame>
        <draw:frame draw:style-name="gr3" draw:text-style-name="P4" draw:layer="layout" svg:width="14.975cm" svg:height="0.475cm" svg:x="2.541cm" svg:y="8.677cm">
          <draw:text-box>
            <text:p text:style-name="P1"><text:span text:style-name="T3">patent applications, and other proprietary rights; or (4) specifications, drawings, </text:span></text:p>
          </draw:text-box>
        </draw:frame>
        <draw:frame draw:style-name="gr3" draw:text-style-name="P4" draw:layer="layout" svg:width="16.101cm" svg:height="0.475cm" svg:x="2.541cm" svg:y="9.162cm">
          <draw:text-box>
            <text:p text:style-name="P1"><text:span text:style-name="T3">sketches, models, samples, tools, computer programs, technical information, or other </text:span></text:p>
          </draw:text-box>
        </draw:frame>
        <draw:frame draw:style-name="gr3" draw:text-style-name="P4" draw:layer="layout" svg:width="3.876cm" svg:height="0.475cm" svg:x="2.541cm" svg:y="9.648cm">
          <draw:text-box>
            <text:p text:style-name="P1"><text:span text:style-name="T3">related information; <text:s/></text:span></text:p>
          </draw:text-box>
        </draw:frame>
        <draw:frame draw:style-name="gr3" draw:text-style-name="P4" draw:layer="layout" svg:width="0.422cm" svg:height="0.475cm" svg:x="2.541cm" svg:y="10.3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9.578cm" svg:height="0.475cm" svg:x="3.812cm" svg:y="10.345cm">
          <draw:text-box>
            <text:p text:style-name="P1"><text:span text:style-name="T3">NOW, THEREFORE, the Parties agree as follows: </text:span></text:p>
          </draw:text-box>
        </draw:frame>
        <draw:frame draw:style-name="gr3" draw:text-style-name="P4" draw:layer="layout" svg:width="0.476cm" svg:height="0.475cm" svg:x="2.541cm" svg:y="11.042cm">
          <draw:text-box>
            <text:p text:style-name="P1"><text:span text:style-name="T3">1. </text:span></text:p>
          </draw:text-box>
        </draw:frame>
        <draw:frame draw:style-name="gr3" draw:text-style-name="P4" draw:layer="layout" svg:width="13.345cm" svg:height="0.475cm" svg:x="3.812cm" svg:y="11.042cm">
          <draw:text-box>
            <text:p text:style-name="P1"><text:span text:style-name="T3">Either Party may disclose Confidential Information to the other Party in </text:span></text:p>
          </draw:text-box>
        </draw:frame>
        <draw:frame draw:style-name="gr3" draw:text-style-name="P4" draw:layer="layout" svg:width="16.3cm" svg:height="0.475cm" svg:x="2.541cm" svg:y="11.535cm">
          <draw:text-box>
            <text:p text:style-name="P1"><text:span text:style-name="T3">confidence provided that the disclosing Party identifies such information as proprietary </text:span></text:p>
          </draw:text-box>
        </draw:frame>
        <draw:frame draw:style-name="gr3" draw:text-style-name="P4" draw:layer="layout" svg:width="16.161cm" svg:height="0.475cm" svg:x="2.541cm" svg:y="12.021cm">
          <draw:text-box>
            <text:p text:style-name="P1"><text:span text:style-name="T3">and confidential either by marking it, in the case of written materials, or, in the case of </text:span></text:p>
          </draw:text-box>
        </draw:frame>
        <draw:frame draw:style-name="gr3" draw:text-style-name="P4" draw:layer="layout" svg:width="16.385cm" svg:height="0.475cm" svg:x="2.541cm" svg:y="12.506cm">
          <draw:text-box>
            <text:p text:style-name="P1"><text:span text:style-name="T3">information that is disclosed orally or written materials that are not marked, by notifying </text:span></text:p>
          </draw:text-box>
        </draw:frame>
        <draw:frame draw:style-name="gr3" draw:text-style-name="P4" draw:layer="layout" svg:width="15.204cm" svg:height="0.475cm" svg:x="2.541cm" svg:y="12.991cm">
          <draw:text-box>
            <text:p text:style-name="P1"><text:span text:style-name="T3">the other Party of the proprietary and confidential nature of the information, such </text:span></text:p>
          </draw:text-box>
        </draw:frame>
        <draw:frame draw:style-name="gr3" draw:text-style-name="P4" draw:layer="layout" svg:width="16.631cm" svg:height="0.475cm" svg:x="2.541cm" svg:y="13.476cm">
          <draw:text-box>
            <text:p text:style-name="P1"><text:span text:style-name="T3">notification to be done orally, by e-mail or written correspondence, or via other means </text:span><text:span text:style-name="T3">of </text:span></text:p>
          </draw:text-box>
        </draw:frame>
        <draw:frame draw:style-name="gr3" draw:text-style-name="P4" draw:layer="layout" svg:width="7.677cm" svg:height="0.475cm" svg:x="2.541cm" svg:y="13.962cm">
          <draw:text-box>
            <text:p text:style-name="P1"><text:span text:style-name="T3">communication as might be appropriate. </text:span></text:p>
          </draw:text-box>
        </draw:frame>
        <draw:frame draw:style-name="gr3" draw:text-style-name="P4" draw:layer="layout" svg:width="0.476cm" svg:height="0.475cm" svg:x="2.541cm" svg:y="14.667cm">
          <draw:text-box>
            <text:p text:style-name="P1"><text:span text:style-name="T3">2. </text:span></text:p>
          </draw:text-box>
        </draw:frame>
        <draw:frame draw:style-name="gr3" draw:text-style-name="P4" draw:layer="layout" svg:width="13.591cm" svg:height="0.475cm" svg:x="3.812cm" svg:y="14.667cm">
          <draw:text-box>
            <text:p text:style-name="P1"><text:span text:style-name="T3">When informed of the proprietary and confidential nature of Confidential </text:span></text:p>
          </draw:text-box>
        </draw:frame>
        <draw:frame draw:style-name="gr3" draw:text-style-name="P4" draw:layer="layout" svg:width="16.512cm" svg:height="0.475cm" svg:x="2.541cm" svg:y="15.153cm">
          <draw:text-box>
            <text:p text:style-name="P1"><text:span text:style-name="T3">Information that has been disclosed by the other Party, the receiving Party </text:span><text:span text:style-name="T3">(“Recipient”) </text:span></text:p>
          </draw:text-box>
        </draw:frame>
        <draw:frame draw:style-name="gr3" draw:text-style-name="P4" draw:layer="layout" svg:width="15.471cm" svg:height="0.475cm" svg:x="2.541cm" svg:y="15.638cm">
          <draw:text-box>
            <text:p text:style-name="P1"><text:span text:style-name="T3">shall, for a period of 12 months from the date of disclosure, refrain from disclosing </text:span></text:p>
          </draw:text-box>
        </draw:frame>
        <draw:frame draw:style-name="gr3" draw:text-style-name="P4" draw:layer="layout" svg:width="14.929cm" svg:height="0.475cm" svg:x="2.541cm" svg:y="16.123cm">
          <draw:text-box>
            <text:p text:style-name="P1"><text:span text:style-name="T3">such Confidential Information to any contractor or other third party without prior, </text:span></text:p>
          </draw:text-box>
        </draw:frame>
        <draw:frame draw:style-name="gr3" draw:text-style-name="P4" draw:layer="layout" svg:width="14.501cm" svg:height="0.475cm" svg:x="2.541cm" svg:y="16.608cm">
          <draw:text-box>
            <text:p text:style-name="P1"><text:span text:style-name="T3">written approval from the disclosing Party and shall protect such Confidential </text:span></text:p>
          </draw:text-box>
        </draw:frame>
        <draw:frame draw:style-name="gr3" draw:text-style-name="P4" draw:layer="layout" svg:width="15.073cm" svg:height="0.475cm" svg:x="2.541cm" svg:y="17.102cm">
          <draw:text-box>
            <text:p text:style-name="P1"><text:span text:style-name="T3">Information from inadvertent disclosure to a third party using the same care and </text:span></text:p>
          </draw:text-box>
        </draw:frame>
        <draw:frame draw:style-name="gr3" draw:text-style-name="P4" draw:layer="layout" svg:width="14.819cm" svg:height="0.475cm" svg:x="2.541cm" svg:y="17.587cm">
          <draw:text-box>
            <text:p text:style-name="P1"><text:span text:style-name="T3">diligence that the Recipient uses to protect its own proprietary and confidential </text:span></text:p>
          </draw:text-box>
        </draw:frame>
        <draw:frame draw:style-name="gr3" draw:text-style-name="P4" draw:layer="layout" svg:width="16.19cm" svg:height="0.475cm" svg:x="2.541cm" svg:y="18.073cm">
          <draw:text-box>
            <text:p text:style-name="P1"><text:span text:style-name="T3">information, but in no case less than reasonable care. The Recipient shall ensure that </text:span></text:p>
          </draw:text-box>
        </draw:frame>
        <draw:frame draw:style-name="gr3" draw:text-style-name="P4" draw:layer="layout" svg:width="15.687cm" svg:height="0.475cm" svg:x="2.541cm" svg:y="18.558cm">
          <draw:text-box>
            <text:p text:style-name="P1"><text:span text:style-name="T3">each of its employees, officers, directors, or agents who has access to Confidential </text:span></text:p>
          </draw:text-box>
        </draw:frame>
        <draw:frame draw:style-name="gr3" draw:text-style-name="P4" draw:layer="layout" svg:width="14.501cm" svg:height="0.475cm" svg:x="2.541cm" svg:y="19.043cm">
          <draw:text-box>
            <text:p text:style-name="P1"><text:span text:style-name="T3">Information disclosed under this Agreement is informed of its proprietary and </text:span></text:p>
          </draw:text-box>
        </draw:frame>
        <draw:frame draw:style-name="gr3" draw:text-style-name="P4" draw:layer="layout" svg:width="15.035cm" svg:height="0.475cm" svg:x="2.541cm" svg:y="19.537cm">
          <draw:text-box>
            <text:p text:style-name="P1"><text:span text:style-name="T3">confidential nature and is required to abide by the terms of this Agreement. The </text:span></text:p>
          </draw:text-box>
        </draw:frame>
        <draw:frame draw:style-name="gr3" draw:text-style-name="P4" draw:layer="layout" svg:width="15.775cm" svg:height="0.475cm" svg:x="2.541cm" svg:y="20.023cm">
          <draw:text-box>
            <text:p text:style-name="P1"><text:span text:style-name="T3">Recipient of Confidential Information disclosed under this Agreement shall promptly </text:span></text:p>
          </draw:text-box>
        </draw:frame>
        <draw:frame draw:style-name="gr3" draw:text-style-name="P4" draw:layer="layout" svg:width="16.465cm" svg:height="0.475cm" svg:x="2.541cm" svg:y="20.508cm">
          <draw:text-box>
            <text:p text:style-name="P1"><text:span text:style-name="T3">notify the disclosing Party of any disclosure of such Confidential Information in </text:span><text:span text:style-name="T3">violation </text:span></text:p>
          </draw:text-box>
        </draw:frame>
        <draw:frame draw:style-name="gr3" draw:text-style-name="P4" draw:layer="layout" svg:width="15.788cm" svg:height="0.475cm" svg:x="2.541cm" svg:y="20.993cm">
          <draw:text-box>
            <text:p text:style-name="P1"><text:span text:style-name="T3">of this Agreement or of any subpoena or other legal process requiring production or </text:span></text:p>
          </draw:text-box>
        </draw:frame>
        <draw:frame draw:style-name="gr3" draw:text-style-name="P4" draw:layer="layout" svg:width="8.126cm" svg:height="0.475cm" svg:x="2.541cm" svg:y="21.479cm">
          <draw:text-box>
            <text:p text:style-name="P1"><text:span text:style-name="T3">disclosure of said Confidential Information. </text:span></text:p>
          </draw:text-box>
        </draw:frame>
        <draw:frame draw:style-name="gr3" draw:text-style-name="P4" draw:layer="layout" svg:width="0.476cm" svg:height="0.475cm" svg:x="2.541cm" svg:y="22.184cm">
          <draw:text-box>
            <text:p text:style-name="P1"><text:span text:style-name="T3">3. </text:span></text:p>
          </draw:text-box>
        </draw:frame>
        <draw:frame draw:style-name="gr3" draw:text-style-name="P4" draw:layer="layout" svg:width="15.094cm" svg:height="0.475cm" svg:x="3.812cm" svg:y="22.184cm">
          <draw:text-box>
            <text:p text:style-name="P1"><text:span text:style-name="T3">All Confidential Information disclosed under this Agreement shall be and remain </text:span></text:p>
          </draw:text-box>
        </draw:frame>
        <draw:frame draw:style-name="gr3" draw:text-style-name="P4" draw:layer="layout" svg:width="15.983cm" svg:height="0.475cm" svg:x="2.541cm" svg:y="22.669cm">
          <draw:text-box>
            <text:p text:style-name="P1"><text:span text:style-name="T3">the property of the disclosing Party and nothing contained in this Agreement shall be </text:span></text:p>
          </draw:text-box>
        </draw:frame>
        <draw:frame draw:style-name="gr3" draw:text-style-name="P4" draw:layer="layout" svg:width="16.072cm" svg:height="0.475cm" svg:x="2.541cm" svg:y="23.154cm">
          <draw:text-box>
            <text:p text:style-name="P1"><text:span text:style-name="T3">construed as granting or conferring any rights to such Confidential Information on the </text:span></text:p>
          </draw:text-box>
        </draw:frame>
        <draw:frame draw:style-name="gr3" draw:text-style-name="P4" draw:layer="layout" svg:width="16.58cm" svg:height="0.475cm" svg:x="2.541cm" svg:y="23.64cm">
          <draw:text-box>
            <text:p text:style-name="P1"><text:span text:style-name="T3">other Party. The Recipient shall honor any request from the disclosing Party to </text:span><text:span text:style-name="T3">promptly </text:span></text:p>
          </draw:text-box>
        </draw:frame>
        <draw:frame draw:style-name="gr3" draw:text-style-name="P4" draw:layer="layout" svg:width="16.275cm" svg:height="0.475cm" svg:x="2.541cm" svg:y="24.125cm">
          <draw:text-box>
            <text:p text:style-name="P1"><text:span text:style-name="T3">return or destroy all copies of Confidential Information disclosed under this Agreement </text:span></text:p>
          </draw:text-box>
        </draw:frame>
        <draw:frame draw:style-name="gr3" draw:text-style-name="P4" draw:layer="layout" svg:width="15.204cm" svg:height="0.475cm" svg:x="2.541cm" svg:y="24.619cm">
          <draw:text-box>
            <text:p text:style-name="P1"><text:span text:style-name="T3">and all notes related to such Confidential Information. The Parties agree that the </text:span></text:p>
          </draw:text-box>
        </draw:frame>
        <draw:frame draw:style-name="gr3" draw:text-style-name="P4" draw:layer="layout" svg:width="15.335cm" svg:height="0.475cm" svg:x="2.541cm" svg:y="25.104cm">
          <draw:text-box>
            <text:p text:style-name="P1"><text:span text:style-name="T3">disclosing Party will suffer irreparable injury if its Confidential Information is made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967cm" svg:height="0.357cm" svg:x="2.541cm" svg:y="26.329cm">
          <draw:text-box>
            <text:p text:style-name="P1"><text:span text:style-name="T1">PhenomX Health, Copyright © 2021, 2022</text:span></text:p>
          </draw:text-box>
        </draw:frame>
        <draw:frame draw:style-name="gr1" draw:text-style-name="P2" draw:layer="layout" svg:width="1.725cm" svg:height="0.357cm" svg:x="17.434cm" svg:y="26.329cm">
          <draw:text-box>
            <text:p text:style-name="P1"><text:span text:style-name="T1">Page 2 of 3 </text:span></text:p>
          </draw:text-box>
        </draw:frame>
        <draw:frame draw:style-name="gr3" draw:text-style-name="P4" draw:layer="layout" svg:width="16.398cm" svg:height="0.475cm" svg:x="2.541cm" svg:y="1.223cm">
          <draw:text-box>
            <text:p text:style-name="P1"><text:span text:style-name="T3">public, released to a third party or otherwise disclosed in breach of this Agreement and </text:span></text:p>
          </draw:text-box>
        </draw:frame>
        <draw:frame draw:style-name="gr3" draw:text-style-name="P4" draw:layer="layout" svg:width="16.385cm" svg:height="0.475cm" svg:x="2.541cm" svg:y="1.708cm">
          <draw:text-box>
            <text:p text:style-name="P1"><text:span text:style-name="T3">that the disclosing Party shall be entitled to obtain injunctive relief against a </text:span><text:span text:style-name="T3">threatened </text:span></text:p>
          </draw:text-box>
        </draw:frame>
        <draw:frame draw:style-name="gr3" draw:text-style-name="P4" draw:layer="layout" svg:width="16.677cm" svg:height="0.475cm" svg:x="2.541cm" svg:y="2.193cm">
          <draw:text-box>
            <text:p text:style-name="P1"><text:span text:style-name="T3">breach or continuation of any such breach and, in the event of such breach, an award </text:span><text:span text:style-name="T3">of </text:span></text:p>
          </draw:text-box>
        </draw:frame>
        <draw:frame draw:style-name="gr3" draw:text-style-name="P4" draw:layer="layout" svg:width="13.676cm" svg:height="0.475cm" svg:x="2.541cm" svg:y="2.678cm">
          <draw:text-box>
            <text:p text:style-name="P1"><text:span text:style-name="T3">actual and exemplary damages from any court of competent jurisdiction. </text:span></text:p>
          </draw:text-box>
        </draw:frame>
        <draw:frame draw:style-name="gr3" draw:text-style-name="P4" draw:layer="layout" svg:width="0.476cm" svg:height="0.475cm" svg:x="2.541cm" svg:y="3.384cm">
          <draw:text-box>
            <text:p text:style-name="P1"><text:span text:style-name="T3">4. </text:span></text:p>
          </draw:text-box>
        </draw:frame>
        <draw:frame draw:style-name="gr3" draw:text-style-name="P4" draw:layer="layout" svg:width="15.115cm" svg:height="0.475cm" svg:x="3.812cm" svg:y="3.384cm">
          <draw:text-box>
            <text:p text:style-name="P1"><text:span text:style-name="T3">The terms of this Agreement shall not be construed to limit either Party’s right to </text:span></text:p>
          </draw:text-box>
        </draw:frame>
        <draw:frame draw:style-name="gr3" draw:text-style-name="P4" draw:layer="layout" svg:width="16.453cm" svg:height="0.475cm" svg:x="2.541cm" svg:y="3.87cm">
          <draw:text-box>
            <text:p text:style-name="P1"><text:span text:style-name="T3">develop independently or acquire products without use of the other Party’s </text:span><text:span text:style-name="T3">Confidential </text:span></text:p>
          </draw:text-box>
        </draw:frame>
        <draw:frame draw:style-name="gr3" draw:text-style-name="P4" draw:layer="layout" svg:width="16.106cm" svg:height="0.475cm" svg:x="2.541cm" svg:y="4.355cm">
          <draw:text-box>
            <text:p text:style-name="P1"><text:span text:style-name="T3">Information. The disclosing party acknowledges that the Recipient may currently or in </text:span></text:p>
          </draw:text-box>
        </draw:frame>
        <draw:frame draw:style-name="gr3" draw:text-style-name="P4" draw:layer="layout" svg:width="15.424cm" svg:height="0.475cm" svg:x="2.541cm" svg:y="4.84cm">
          <draw:text-box>
            <text:p text:style-name="P1"><text:span text:style-name="T3">the future be developing information internally, or receiving information from other </text:span></text:p>
          </draw:text-box>
        </draw:frame>
        <draw:frame draw:style-name="gr3" draw:text-style-name="P4" draw:layer="layout" svg:width="15.725cm" svg:height="0.475cm" svg:x="2.541cm" svg:y="5.325cm">
          <draw:text-box>
            <text:p text:style-name="P1"><text:span text:style-name="T3">parties, that is similar to the Confidential Information. Nothing in this Agreement will </text:span></text:p>
          </draw:text-box>
        </draw:frame>
        <draw:frame draw:style-name="gr3" draw:text-style-name="P4" draw:layer="layout" svg:width="15.953cm" svg:height="0.475cm" svg:x="2.541cm" svg:y="5.819cm">
          <draw:text-box>
            <text:p text:style-name="P1"><text:span text:style-name="T3">prohibit the Recipient from developing or having developed for it products, concepts, </text:span></text:p>
          </draw:text-box>
        </draw:frame>
        <draw:frame draw:style-name="gr3" draw:text-style-name="P4" draw:layer="layout" svg:width="15.471cm" svg:height="0.475cm" svg:x="2.541cm" svg:y="6.304cm">
          <draw:text-box>
            <text:p text:style-name="P1"><text:span text:style-name="T3">systems, or techniques that are similar to or compete with the products, concepts, </text:span></text:p>
          </draw:text-box>
        </draw:frame>
        <draw:frame draw:style-name="gr3" draw:text-style-name="P4" draw:layer="layout" svg:width="15.949cm" svg:height="0.475cm" svg:x="2.541cm" svg:y="6.79cm">
          <draw:text-box>
            <text:p text:style-name="P1"><text:span text:style-name="T3">systems, or techniques contemplated by or embodied in the Confidential Information </text:span></text:p>
          </draw:text-box>
        </draw:frame>
        <draw:frame draw:style-name="gr3" draw:text-style-name="P4" draw:layer="layout" svg:width="16.432cm" svg:height="0.475cm" svg:x="2.541cm" svg:y="7.275cm">
          <draw:text-box>
            <text:p text:style-name="P1"><text:span text:style-name="T3">provided that the Recipient does not violate any of its obligations under this </text:span><text:span text:style-name="T3">Agreement </text:span></text:p>
          </draw:text-box>
        </draw:frame>
        <draw:frame draw:style-name="gr3" draw:text-style-name="P4" draw:layer="layout" svg:width="7.186cm" svg:height="0.475cm" svg:x="2.541cm" svg:y="7.76cm">
          <draw:text-box>
            <text:p text:style-name="P1"><text:span text:style-name="T3">in connection with such development. </text:span></text:p>
          </draw:text-box>
        </draw:frame>
        <draw:frame draw:style-name="gr3" draw:text-style-name="P4" draw:layer="layout" svg:width="0.476cm" svg:height="0.475cm" svg:x="2.541cm" svg:y="8.466cm">
          <draw:text-box>
            <text:p text:style-name="P1"><text:span text:style-name="T3">5. </text:span></text:p>
          </draw:text-box>
        </draw:frame>
        <draw:frame draw:style-name="gr3" draw:text-style-name="P4" draw:layer="layout" svg:width="13.951cm" svg:height="0.475cm" svg:x="3.812cm" svg:y="8.466cm">
          <draw:text-box>
            <text:p text:style-name="P1"><text:span text:style-name="T3">Notwithstanding the above, the Parties agree that information shall not be </text:span></text:p>
          </draw:text-box>
        </draw:frame>
        <draw:frame draw:style-name="gr3" draw:text-style-name="P4" draw:layer="layout" svg:width="16.101cm" svg:height="0.475cm" svg:x="2.541cm" svg:y="8.951cm">
          <draw:text-box>
            <text:p text:style-name="P1"><text:span text:style-name="T3">deemed Confidential Information and the Recipient shall have no obligation to hold in </text:span></text:p>
          </draw:text-box>
        </draw:frame>
        <draw:frame draw:style-name="gr3" draw:text-style-name="P4" draw:layer="layout" svg:width="10.158cm" svg:height="0.475cm" svg:x="2.541cm" svg:y="9.436cm">
          <draw:text-box>
            <text:p text:style-name="P1"><text:span text:style-name="T3">confidence such information, where such information: </text:span></text:p>
          </draw:text-box>
        </draw:frame>
        <draw:frame draw:style-name="gr3" draw:text-style-name="P4" draw:layer="layout" svg:width="0.637cm" svg:height="0.475cm" svg:x="3.812cm" svg:y="10.133cm">
          <draw:text-box>
            <text:p text:style-name="P1"><text:span text:style-name="T3">(a) </text:span></text:p>
          </draw:text-box>
        </draw:frame>
        <draw:frame draw:style-name="gr3" draw:text-style-name="P4" draw:layer="layout" svg:width="14.467cm" svg:height="0.475cm" svg:x="4.764cm" svg:y="10.133cm">
          <draw:text-box>
            <text:p text:style-name="P1"><text:span text:style-name="T3">Is already known to the Recipient, having been disclosed to the Recipient by </text:span></text:p>
          </draw:text-box>
        </draw:frame>
        <draw:frame draw:style-name="gr3" draw:text-style-name="P4" draw:layer="layout" svg:width="14.395cm" svg:height="0.475cm" svg:x="4.764cm" svg:y="10.618cm">
          <draw:text-box>
            <text:p text:style-name="P1"><text:span text:style-name="T3">a third party without such third party having an obligation of confidentiality to </text:span></text:p>
          </draw:text-box>
        </draw:frame>
        <draw:frame draw:style-name="gr3" draw:text-style-name="P4" draw:layer="layout" svg:width="4.041cm" svg:height="0.475cm" svg:x="4.764cm" svg:y="11.112cm">
          <draw:text-box>
            <text:p text:style-name="P1"><text:span text:style-name="T3">the disclosing Party; <text:s/></text:span></text:p>
          </draw:text-box>
        </draw:frame>
        <draw:frame draw:style-name="gr3" draw:text-style-name="P4" draw:layer="layout" svg:width="0.637cm" svg:height="0.475cm" svg:x="3.812cm" svg:y="11.703cm">
          <draw:text-box>
            <text:p text:style-name="P1"><text:span text:style-name="T3">(b) </text:span></text:p>
          </draw:text-box>
        </draw:frame>
        <draw:frame draw:style-name="gr3" draw:text-style-name="P4" draw:layer="layout" svg:width="13.964cm" svg:height="0.475cm" svg:x="4.764cm" svg:y="11.703cm">
          <draw:text-box>
            <text:p text:style-name="P1"><text:span text:style-name="T3">Is or becomes publicly known through no wrongful act of the Recipient, its </text:span></text:p>
          </draw:text-box>
        </draw:frame>
        <draw:frame draw:style-name="gr3" draw:text-style-name="P4" draw:layer="layout" svg:width="7.889cm" svg:height="0.475cm" svg:x="4.773cm" svg:y="12.188cm">
          <draw:text-box>
            <text:p text:style-name="P1"><text:span text:style-name="T3">employees, officers, directors, or agents; <text:s/></text:span></text:p>
          </draw:text-box>
        </draw:frame>
        <draw:frame draw:style-name="gr3" draw:text-style-name="P4" draw:layer="layout" svg:width="0.612cm" svg:height="0.475cm" svg:x="3.812cm" svg:y="12.78cm">
          <draw:text-box>
            <text:p text:style-name="P1"><text:span text:style-name="T3">(c) </text:span></text:p>
          </draw:text-box>
        </draw:frame>
        <draw:frame draw:style-name="gr3" draw:text-style-name="P4" draw:layer="layout" svg:width="13.125cm" svg:height="0.475cm" svg:x="4.764cm" svg:y="12.78cm">
          <draw:text-box>
            <text:p text:style-name="P1"><text:span text:style-name="T3">Is independently developed by the Recipient without reference to any </text:span></text:p>
          </draw:text-box>
        </draw:frame>
        <draw:frame draw:style-name="gr3" draw:text-style-name="P4" draw:layer="layout" svg:width="8.79cm" svg:height="0.475cm" svg:x="4.773cm" svg:y="13.265cm">
          <draw:text-box>
            <text:p text:style-name="P1"><text:span text:style-name="T3">Confidential Information disclosed hereunder; <text:s/></text:span></text:p>
          </draw:text-box>
        </draw:frame>
        <draw:frame draw:style-name="gr3" draw:text-style-name="P4" draw:layer="layout" svg:width="0.637cm" svg:height="0.475cm" svg:x="3.812cm" svg:y="13.856cm">
          <draw:text-box>
            <text:p text:style-name="P1"><text:span text:style-name="T3">(d) </text:span></text:p>
          </draw:text-box>
        </draw:frame>
        <draw:frame draw:style-name="gr3" draw:text-style-name="P4" draw:layer="layout" svg:width="12.677cm" svg:height="0.475cm" svg:x="4.764cm" svg:y="13.856cm">
          <draw:text-box>
            <text:p text:style-name="P1"><text:span text:style-name="T3">Is approved for release (and only to the extent so approved) by the </text:span></text:p>
          </draw:text-box>
        </draw:frame>
        <draw:frame draw:style-name="gr3" draw:text-style-name="P4" draw:layer="layout" svg:width="3.706cm" svg:height="0.475cm" svg:x="4.773cm" svg:y="14.35cm">
          <draw:text-box>
            <text:p text:style-name="P1"><text:span text:style-name="T3">disclosing Party; or </text:span></text:p>
          </draw:text-box>
        </draw:frame>
        <draw:frame draw:style-name="gr3" draw:text-style-name="P4" draw:layer="layout" svg:width="0.637cm" svg:height="0.475cm" svg:x="3.812cm" svg:y="14.94cm">
          <draw:text-box>
            <text:p text:style-name="P1"><text:span text:style-name="T3">(e) </text:span></text:p>
          </draw:text-box>
        </draw:frame>
        <draw:frame draw:style-name="gr3" draw:text-style-name="P4" draw:layer="layout" svg:width="13.964cm" svg:height="0.475cm" svg:x="4.764cm" svg:y="14.94cm">
          <draw:text-box>
            <text:p text:style-name="P1"><text:span text:style-name="T3">Is disclosed pursuant to the lawful requirement of a court or governmental </text:span></text:p>
          </draw:text-box>
        </draw:frame>
        <draw:frame draw:style-name="gr3" draw:text-style-name="P4" draw:layer="layout" svg:width="8.744cm" svg:height="0.475cm" svg:x="4.773cm" svg:y="15.427cm">
          <draw:text-box>
            <text:p text:style-name="P1"><text:span text:style-name="T3">agency or where required by operation of law. </text:span></text:p>
          </draw:text-box>
        </draw:frame>
        <draw:frame draw:style-name="gr3" draw:text-style-name="P4" draw:layer="layout" svg:width="0.476cm" svg:height="0.475cm" svg:x="2.541cm" svg:y="16.123cm">
          <draw:text-box>
            <text:p text:style-name="P1"><text:span text:style-name="T3">6. </text:span></text:p>
          </draw:text-box>
        </draw:frame>
        <draw:frame draw:style-name="gr3" draw:text-style-name="P4" draw:layer="layout" svg:width="13.193cm" svg:height="0.475cm" svg:x="3.812cm" svg:y="16.123cm">
          <draw:text-box>
            <text:p text:style-name="P1"><text:span text:style-name="T3">Nothing in this Agreement shall be construed to constitute an agency, </text:span></text:p>
          </draw:text-box>
        </draw:frame>
        <draw:frame draw:style-name="gr3" draw:text-style-name="P4" draw:layer="layout" svg:width="14.006cm" svg:height="0.475cm" svg:x="2.541cm" svg:y="16.608cm">
          <draw:text-box>
            <text:p text:style-name="P1"><text:span text:style-name="T3">partnership, joint venture or other similar relationship between the Parties. </text:span></text:p>
          </draw:text-box>
        </draw:frame>
        <draw:frame draw:style-name="gr3" draw:text-style-name="P4" draw:layer="layout" svg:width="0.476cm" svg:height="0.475cm" svg:x="2.541cm" svg:y="17.314cm">
          <draw:text-box>
            <text:p text:style-name="P1"><text:span text:style-name="T3">7. </text:span></text:p>
          </draw:text-box>
        </draw:frame>
        <draw:frame draw:style-name="gr3" draw:text-style-name="P4" draw:layer="layout" svg:width="14.285cm" svg:height="0.475cm" svg:x="3.812cm" svg:y="17.314cm">
          <draw:text-box>
            <text:p text:style-name="P1"><text:span text:style-name="T3">Neither Party will, without prior approval of the other Party, make any public </text:span></text:p>
          </draw:text-box>
        </draw:frame>
        <draw:frame draw:style-name="gr3" draw:text-style-name="P4" draw:layer="layout" svg:width="16.068cm" svg:height="0.475cm" svg:x="2.541cm" svg:y="17.799cm">
          <draw:text-box>
            <text:p text:style-name="P1"><text:span text:style-name="T3">announcement of or otherwise disclose the existence or the terms of this Agreement. </text:span></text:p>
          </draw:text-box>
        </draw:frame>
        <draw:frame draw:style-name="gr3" draw:text-style-name="P4" draw:layer="layout" svg:width="0.476cm" svg:height="0.475cm" svg:x="2.541cm" svg:y="18.496cm">
          <draw:text-box>
            <text:p text:style-name="P1"><text:span text:style-name="T3">8. </text:span></text:p>
          </draw:text-box>
        </draw:frame>
        <draw:frame draw:style-name="gr3" draw:text-style-name="P4" draw:layer="layout" svg:width="14.611cm" svg:height="0.475cm" svg:x="3.812cm" svg:y="18.496cm">
          <draw:text-box>
            <text:p text:style-name="P1"><text:span text:style-name="T3">This Agreement contains the entire agreement between the Parties and in no </text:span></text:p>
          </draw:text-box>
        </draw:frame>
        <draw:frame draw:style-name="gr3" draw:text-style-name="P4" draw:layer="layout" svg:width="16.516cm" svg:height="0.475cm" svg:x="2.541cm" svg:y="18.982cm">
          <draw:text-box>
            <text:p text:style-name="P1"><text:span text:style-name="T3">way creates an obligation for either Party to disclose information to the other Party or </text:span><text:span text:style-name="T3">to </text:span></text:p>
          </draw:text-box>
        </draw:frame>
        <draw:frame draw:style-name="gr3" draw:text-style-name="P4" draw:layer="layout" svg:width="6.056cm" svg:height="0.475cm" svg:x="2.541cm" svg:y="19.467cm">
          <draw:text-box>
            <text:p text:style-name="P1"><text:span text:style-name="T3">enter into any other agreement. </text:span></text:p>
          </draw:text-box>
        </draw:frame>
        <draw:frame draw:style-name="gr3" draw:text-style-name="P4" draw:layer="layout" svg:width="0.476cm" svg:height="0.475cm" svg:x="2.541cm" svg:y="20.173cm">
          <draw:text-box>
            <text:p text:style-name="P1"><text:span text:style-name="T3">9. </text:span></text:p>
          </draw:text-box>
        </draw:frame>
        <draw:frame draw:style-name="gr3" draw:text-style-name="P4" draw:layer="layout" svg:width="13.417cm" svg:height="0.475cm" svg:x="3.812cm" svg:y="20.173cm">
          <draw:text-box>
            <text:p text:style-name="P1"><text:span text:style-name="T3">This Agreement shall remain in effect for a period of <text:s/>2 months from the</text:span></text:p>
          </draw:text-box>
        </draw:frame>
        <draw:frame draw:style-name="gr3" draw:text-style-name="P4" draw:layer="layout" svg:width="15.784cm" svg:height="0.475cm" svg:x="2.541cm" svg:y="20.658cm">
          <draw:text-box>
            <text:p text:style-name="P1"><text:span text:style-name="T3">Effective Date unless otherwise terminated by either Party giving notice to the other </text:span></text:p>
          </draw:text-box>
        </draw:frame>
        <draw:frame draw:style-name="gr3" draw:text-style-name="P4" draw:layer="layout" svg:width="15.238cm" svg:height="0.475cm" svg:x="2.541cm" svg:y="21.143cm">
          <draw:text-box>
            <text:p text:style-name="P1"><text:span text:style-name="T3">of its desire to terminate this Agreement. The requirement to protect Confidential </text:span></text:p>
          </draw:text-box>
        </draw:frame>
        <draw:frame draw:style-name="gr3" draw:text-style-name="P4" draw:layer="layout" svg:width="16.554cm" svg:height="0.475cm" svg:x="2.541cm" svg:y="21.628cm">
          <draw:text-box>
            <text:p text:style-name="P1"><text:span text:style-name="T3">Information disclosed under this Agreement shall survive termination of this </text:span><text:span text:style-name="T3">Agreement. </text:span></text:p>
          </draw:text-box>
        </draw:frame>
        <draw:frame draw:style-name="gr3" draw:text-style-name="P4" draw:layer="layout" svg:width="0.422cm" svg:height="0.475cm" svg:x="2.541cm" svg:y="22.1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75cm" svg:x="7.624cm" svg:y="22.114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28">
        <draw:frame draw:style-name="gr1" draw:text-style-name="P2" draw:layer="layout" svg:width="5.967cm" svg:height="0.357cm" svg:x="2.541cm" svg:y="26.329cm">
          <draw:text-box>
            <text:p text:style-name="P1"><text:span text:style-name="T1">PhenomX Health, Copyright © 2021, 2022</text:span></text:p>
          </draw:text-box>
        </draw:frame>
        <draw:frame draw:style-name="gr1" draw:text-style-name="P2" draw:layer="layout" svg:width="1.725cm" svg:height="0.357cm" svg:x="17.434cm" svg:y="26.329cm">
          <draw:text-box>
            <text:p text:style-name="P1"><text:span text:style-name="T1">Page 3 of 3 </text:span></text:p>
          </draw:text-box>
        </draw:frame>
        <draw:frame draw:style-name="gr3" draw:text-style-name="P4" draw:layer="layout" svg:width="16.034cm" svg:height="0.475cm" svg:x="2.541cm" svg:y="1.708cm">
          <draw:text-box>
            <text:p text:style-name="P1"><text:span text:style-name="T3">IN WITNESS WHEREOF, the parties have indicated their acceptance of the terms of </text:span></text:p>
          </draw:text-box>
        </draw:frame>
        <draw:frame draw:style-name="gr3" draw:text-style-name="P4" draw:layer="layout" svg:width="12.198cm" svg:height="0.475cm" svg:x="2.541cm" svg:y="2.193cm">
          <draw:text-box>
            <text:p text:style-name="P1"><text:span text:style-name="T3">this Agreement by their signatures below on the dates indicated. </text:span></text:p>
          </draw:text-box>
        </draw:frame>
        <draw:polygon draw:style-name="gr4" draw:text-style-name="P5" draw:layer="layout" svg:width="6.141cm" svg:height="0.035cm" svg:x="6.555cm" svg:y="4.084cm" svg:viewBox="0 0 6142 36" draw:points="0,36 6142,36 6142,0 0,0">
          <text:p/>
        </draw:polygon>
        <draw:frame draw:style-name="gr3" draw:text-style-name="P4" draw:layer="layout" svg:width="15.484cm" svg:height="0.475cm" svg:x="2.541cm" svg:y="3.657cm">
          <draw:text-box>
            <text:p text:style-name="P1"><text:span text:style-name="T5">Party A’s Signature</text:span><text:span text:style-name="T3"> </text:span><text:span text:style-name="T6">__________________________</text:span><text:span text:style-name="T3"> Date _________________ </text:span></text:p>
          </draw:text-box>
        </draw:frame>
        <draw:frame draw:style-name="gr3" draw:text-style-name="P4" draw:layer="layout" svg:width="8.524cm" svg:height="0.475cm" svg:x="2.541cm" svg:y="5.113cm">
          <draw:text-box>
            <text:p text:style-name="P1"><text:span text:style-name="T3">Print Name __________________________ </text:span></text:p>
          </draw:text-box>
        </draw:frame>
        <draw:polygon draw:style-name="gr4" draw:text-style-name="P5" draw:layer="layout" svg:width="6.141cm" svg:height="0.035cm" svg:x="6.555cm" svg:y="7.49cm" svg:viewBox="0 0 6142 36" draw:points="0,36 6142,36 6142,0 0,0">
          <text:p/>
        </draw:polygon>
        <draw:frame draw:style-name="gr3" draw:text-style-name="P4" draw:layer="layout" svg:width="15.484cm" svg:height="0.475cm" svg:x="2.541cm" svg:y="7.063cm">
          <draw:text-box>
            <text:p text:style-name="P1"><text:span text:style-name="T5">Party B’s Signature</text:span><text:span text:style-name="T3"> </text:span><text:span text:style-name="T6">__________________________</text:span><text:span text:style-name="T3"> Date _________________ </text:span></text:p>
          </draw:text-box>
        </draw:frame>
        <draw:polygon draw:style-name="gr5" draw:text-style-name="P6" draw:layer="layout" svg:width="6.28cm" svg:height="1.057cm" svg:x="6.483cm" svg:y="3.07cm" svg:viewBox="0 0 6281 1058" draw:points="0,1058 6281,1058 6281,0 0,0">
          <text:p/>
        </draw:polygon>
        <draw:polygon draw:style-name="gr5" draw:text-style-name="P6" draw:layer="layout" svg:width="6.28cm" svg:height="1.033cm" svg:x="6.483cm" svg:y="6.501cm" svg:viewBox="0 0 6281 1034" draw:points="0,1034 6281,1034 6281,0 0,0">
          <text:p/>
        </draw:polygon>
        <draw:frame draw:style-name="gr3" draw:text-style-name="P4" draw:layer="layout" svg:width="8.524cm" svg:height="0.475cm" svg:x="2.541cm" svg:y="8.527cm">
          <draw:text-box>
            <text:p text:style-name="P1"><text:span text:style-name="T3">Print Name __________________________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18T12:01:19.565001854</dc:date>
    <meta:editing-duration>PT8M25S</meta:editing-duration>
    <meta:editing-cycles>1</meta:editing-cycles>
    <meta:document-statistic meta:object-count="119"/>
    <meta:generator>LibreOffice/7.1.7.2$Linux_X86_64 LibreOffice_project/10$Build-2</meta:generator>
  </office:meta>
</office:document-meta>
</file>